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2-09-27_07-40-52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2-09-27_04-14-15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起きた時刻（夜中） / 2022">
            <text:p>:m :PHOTO 起きた時刻（夜中）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2-09-27_01-26-22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8" office:value-type="string">
            <text:p>2022-09-27_13-56-50_000.jpg</text:p>
          </table:table-cell>
          <table:table-cell table:style-name="ce27" office:value-type="string">
            <text:p>:m :篠笛,shinobue #*# / session-memo:session-1 / p.1:genre=atom,key=h-4(E),file-piece-session=1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篠笛,shinobue #*# / session-memo:session-1 / p.1:genre=atom,key=h-4(E),file-piece-session=1,musescore=~">
            <text:p>:m :篠笛,shinobue #*# / session-memo:session-1 / p.1:genre=atom,key=h-4(E),file-piece-session=1,musescore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2-09-27_19-03-37_000.jpg</text:p>
          </table:table-cell>
          <table:table-cell table:style-name="ce27" office:value-type="string">
            <text:p>:m :篠笛,shinobue #*# / session-memo:session-1 / p.1:genre=melody,file-piece-musescore=~ \\\ p.2:genre=melody,file-piece-musescore=~ \\\ p.3:genre=melody:add:09-26~s-2~p-1,file-piece-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:篠笛,shinobue #*# / session-memo:session-1 / p.1:genre=melody,file-piece-musescore=~ \\\ p.2:genre=melody,file-piece-musescore=~ \\\ p.3:genre=melody:add:09-26~s-2~p-1,file-piece-musescore=~">
            <text:p>:m :篠笛,shinobue #*# / session-memo:session-1 / p.1:genre=melody,file-piece-musescore=~ \\\ p.2:genre=melody,file-piece-musescore=~ \\\ p.3:genre=melody:add:09-26~s-2~p-1,file-piece-musescore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2-09-26_21-53-21_000.jpg</text:p>
          </table:table-cell>
          <table:table-cell table:style-name="ce27" office:value-type="string">
            <text:p>:m :篠笛,shinobue #*# / session-memo:session-2 / p.1:genre=melody,file-piece-musescore=~ \\\ p.2:genre=melody,key=h-4`(E),R=1,file-piece-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:篠笛,shinobue #*# / session-memo:session-2 / p.1:genre=melody,file-piece-musescore=~ \\\ p.2:genre=melody,key=h-4`(E),R=1,file-piece-musescore=~">
            <text:p>:m :篠笛,shinobue #*# / session-memo:session-2 / p.1:genre=melody,file-piece-musescore=~ \\\ p.2:genre=melody,key=h-4`(E),R=1,file-piece-musescore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09-26_21-53-15_000.jpg</text:p>
          </table:table-cell>
          <table:table-cell table:style-name="ce27" office:value-type="string">
            <text:p>:m 記録 (VIDEO) / 身体 / 全身像 / 顔 / 様子 / time=夜；occasion=楽器演奏したあと（篠笛）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記録 (VIDEO) / 身体 / 全身像 / 顔 / 様子 / time=夜；occasion=楽器演奏したあと（篠笛）,other=~">
            <text:p>:m 記録 (VIDEO) / 身体 / 全身像 / 顔 / 様子 / time=夜；occasion=楽器演奏したあと（篠笛）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09-27_01-20-10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記録 / お酒：飲んだ量">
            <text:p>:m 記録 / お酒：飲んだ量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 office:value-type="string">
            <text:p>2022-09-26_20-53-25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食べた物 ">
            <text:p>:m 食べた物 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0" office:value-type="string">
            <text:p>2022-09-27_12-40-32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5">
            <text:p>15</text:p>
          </table:table-cell>
          <table:table-cell table:style-name="ce18" office:value-type="string">
            <text:p>2022-09-27_14-35-52_000.jpg</text:p>
          </table:table-cell>
          <table:table-cell table:style-name="ce27" office:value-type="string">
            <text:p>:PHOTO 記録 / @自室 / what=体温計：数値 / for=定点観測 / occasion=歯が痛い,location=左下：一番奥の歯：付け根、歯茎の中；歯茎、膨らんでいる；検温場所：左：脇の下,status=~,other= 自覚：熱っぽい：コロナ疑い；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string" office:string-value=":PHOTO 記録 / @自室 / what=体温計：数値 / for=定点観測 / occasion=歯が痛い,location=左下：一番奥の歯：付け根、歯茎の中；歯茎、膨らんでいる；検温場所：左：脇の下,status=~,other= 自覚：熱っぽい：コロナ疑い；">
            <text:p>:PHOTO 記録 / @自室 / what=体温計：数値 / for=定点観測 / occasion=歯が痛い,location=左下：一番奥の歯：付け根、歯茎の中；歯茎、膨らんでいる；検温場所：左：脇の下,status=~,other= 自覚：熱っぽい：コロナ疑い；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7" office:value-type="string">
            <text:p>2022-09-27_10-16-20_000.jpg</text:p>
          </table:table-cell>
          <table:table-cell table:style-name="ce27" office:value-type="string">
            <text:p>:PHOTO 記録 / 文書：コレポン / #*# / about=歯の治療,with=山下歯科,content=治療の予約：歯茎が腫れている,other=~ / N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string" office:string-value=":PHOTO 記録 / 文書：コレポン / #*# / about=歯の治療,with=山下歯科,content=治療の予約：歯茎が腫れている,other=~ / N~">
            <text:p>:PHOTO 記録 / 文書：コレポン / #*# / about=歯の治療,with=山下歯科,content=治療の予約：歯茎が腫れている,other=~ / N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8" office:value-type="string">
            <text:p>2022-09-27_07-48-38_000.jpg</text:p>
          </table:table-cell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51" table:formula="of:=IF([.E14]=&quot;&quot;;[.C14];CONCATENATE([.C14];&quot; / &quot;;[.E1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8" office:value-type="string">
            <text:p>2022-09-26_21-51-21_000.mp4</text:p>
          </table:table-cell>
          <table:table-cell table:style-name="ce20" office:value-type="string">
            <text:p>:VIDEO / @自室 / 記録 / jap.flute / 演奏、play / R=1 / record,file-piece-id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5]=&quot;&quot;;[.C15];CONCATENATE([.C15];&quot; / &quot;;[.E15]))" office:value-type="string" office:string-value=":VIDEO / @自室 / 記録 / jap.flute / 演奏、play / R=1 / record,file-piece-id=~ / follow~">
            <text:p>:VIDEO / @自室 / 記録 / jap.flute / 演奏、play / R=1 / record,file-piece-id=~ / follow~</text:p>
          </table:table-cell>
          <table:table-cell table:style-name="ce10" table:formula="of:=RIGHT([.B15];[.K15])" office:value-type="string" office:string-value="mp4">
            <text:p>mp4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9" office:value-type="string">
            <text:p>2022-09-27_01-00-19_000.mp4</text:p>
          </table:table-cell>
          <table:table-cell table:style-name="ce27" office:value-type="string">
            <text:p>:VIDEO / @自室 / 記録 / jap.flute / 演奏、play / R=1 / record,file-piece-id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string" office:string-value=":VIDEO / @自室 / 記録 / jap.flute / 演奏、play / R=1 / record,file-piece-id=~ / follow~">
            <text:p>:VIDEO / @自室 / 記録 / jap.flute / 演奏、play / R=1 / record,file-piece-id=~ / follow~</text:p>
          </table:table-cell>
          <table:table-cell table:style-name="ce10" table:formula="of:=RIGHT([.B16];[.K16])" office:value-type="string" office:string-value="mp4">
            <text:p>mp4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8" office:value-type="string">
            <text:p>2022-09-27_01-10-52_000.mp4</text:p>
          </table:table-cell>
          <table:table-cell table:style-name="ce27" office:value-type="string">
            <text:p>:VIDEO / @自室 / 記録 / jap.flute-bamboo,shakuhachi,尺八 / 演奏、play / R=1 / genr=todays-melody,for=~,Re~,other=~,file-id=~,memo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string" office:string-value=":VIDEO / @自室 / 記録 / jap.flute-bamboo,shakuhachi,尺八 / 演奏、play / R=1 / genr=todays-melody,for=~,Re~,other=~,file-id=~,memo~">
            <text:p>:VIDEO / @自室 / 記録 / jap.flute-bamboo,shakuhachi,尺八 / 演奏、play / R=1 / genr=todays-melody,for=~,Re~,other=~,file-id=~,memo~</text:p>
          </table:table-cell>
          <table:table-cell table:style-name="ce10" table:formula="of:=RIGHT([.B17];[.K17])" office:value-type="string" office:string-value="mp4">
            <text:p>mp4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18" office:value-type="string">
            <text:p>2022-09-27_17-56-01_000.jpg</text:p>
          </table:table-cell>
          <table:table-cell table:style-name="ce27" office:value-type="string">
            <text:p>:m RES #*# / free# JVEMV6 general#_1:1 / JVEMV6.general / topics=~,w=~,s=~,i=~,doc=~,other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string" office:string-value=":m RES #*# / free# JVEMV6 general#_1:1 / JVEMV6.general / topics=~,w=~,s=~,i=~,doc=~,other=~">
            <text:p>:m RES #*# / free# JVEMV6 general#_1:1 / JVEMV6.general / topics=~,w=~,s=~,i=~,doc=~,other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/>
          <table:table-cell table:style-name="ce27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/>
          <table:table-cell table:style-name="ce27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/>
          <table:table-cell table:style-name="ce27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/>
          <table:table-cell table:style-name="ce29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8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8">2022/09/28</text:date>, <text:time>10:28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9-28T10:28:01.63</dc:date>
    <dc:creator>iwabuchi ken</dc:creator>
    <meta:editing-duration>P49DT9H48M39S</meta:editing-duration>
    <meta:editing-cycles>16120</meta:editing-cycles>
    <meta:document-statistic meta:table-count="2" meta:cell-count="918" meta:object-count="0"/>
    <meta:user-defined meta:name="qrichtext">1</meta:user-defined>
  </office:meta>
</office:document-meta>
</file>